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Heading_20_2">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color="#000000" style:font-name="Times New Roman"/>
    </style:style>
    <style:style style:name="P11" style:family="paragraph" style:parent-style-name="Standard">
      <style:paragraph-properties fo:margin-left="0in" fo:margin-right="0in" fo:margin-top="0.1945in" fo:margin-bottom="0.1945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 style:family="paragraph" style:parent-style-name="Text_20_body">
      <style:paragraph-properties fo:margin-left="0in" fo:margin-right="0in" fo:text-indent="0in" style:auto-text-indent="false"/>
      <style:text-properties fo:color="#000000"/>
    </style:style>
    <style:style style:name="P15"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6" style:family="paragraph" style:parent-style-name="Text_20_body">
      <style:paragraph-properties fo:margin-left="0in" fo:margin-right="0in" fo:text-align="start" style:justify-single-word="false" fo:text-indent="0in" style:auto-text-indent="false"/>
    </style:style>
    <style:style style:name="P17" style:family="paragraph" style:parent-style-name="List_20_Continue">
      <style:paragraph-properties fo:margin-left="0in" fo:margin-right="0in" fo:text-indent="0in" style:auto-text-indent="false"/>
    </style:style>
    <style:style style:name="P18" style:family="paragraph" style:parent-style-name="Standard">
      <style:paragraph-properties fo:margin-left="-0.5in" fo:margin-right="0in" fo:text-indent="0in" style:auto-text-indent="false"/>
    </style:style>
    <style:style style:name="P19" style:family="paragraph" style:parent-style-name="Text_20_body">
      <style:paragraph-properties fo:margin-left="1in" fo:margin-right="0in" fo:margin-top="0in" fo:margin-bottom="0in" fo:text-indent="0in" style:auto-text-indent="false"/>
    </style:style>
    <style:style style:name="P20" style:family="paragraph" style:parent-style-name="Standard">
      <style:paragraph-properties fo:margin-left="1in" fo:margin-right="0in" fo:text-indent="0in" style:auto-text-indent="false"/>
      <style:text-properties fo:color="#000000" style:font-name="Times New Roman"/>
    </style:style>
    <style:style style:name="P21" style:family="paragraph" style:parent-style-name="Contents_20_1">
      <style:paragraph-properties fo:margin-left="1in" fo:margin-right="0in" fo:text-indent="0in" style:auto-text-indent="false"/>
      <style:text-properties fo:color="#000000" style:font-name="Times New Roman"/>
    </style:style>
    <style:style style:name="P22"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2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5in" fo:margin-right="0in" fo:text-indent="0in" style:auto-text-indent="false"/>
    </style:style>
    <style:style style:name="P25" style:family="paragraph" style:parent-style-name="Text_20_body">
      <style:paragraph-properties fo:margin-left="0.5in" fo:margin-right="0in" fo:text-indent="0in" style:auto-text-indent="false"/>
      <style:text-properties fo:font-size="12pt"/>
    </style:style>
    <style:style style:name="P26"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27"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30"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31"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3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33" style:family="paragraph" style:parent-style-name="Date">
      <style:paragraph-properties fo:margin-left="2.5in" fo:margin-right="0in" fo:text-indent="0in" style:auto-text-indent="false"/>
    </style:style>
    <style:style style:name="P34" style:family="paragraph" style:parent-style-name="Text_20_body">
      <style:text-properties fo:font-size="12pt" fo:font-weight="bold"/>
    </style:style>
    <style:style style:name="P35" style:family="paragraph" style:parent-style-name="Text_20_body">
      <style:text-properties fo:color="#000000" style:font-name="Times New Roman"/>
    </style:style>
    <style:style style:name="P36" style:family="paragraph" style:parent-style-name="Text_20_body">
      <style:text-properties style:font-name="Times New Roman"/>
    </style:style>
    <style:style style:name="P37" style:family="paragraph" style:parent-style-name="Text_20_body">
      <style:text-properties style:font-name="Times New Roman" fo:font-style="normal" style:font-style-asian="normal" style:font-style-complex="normal"/>
    </style:style>
    <style:style style:name="P38" style:family="paragraph" style:parent-style-name="List_20_Number_20_4">
      <style:paragraph-properties fo:margin-left="-1in" fo:margin-right="0in" fo:text-indent="0in" style:auto-text-indent="false"/>
    </style:style>
    <style:style style:name="P39" style:family="paragraph" style:parent-style-name="Heading_20_1">
      <style:text-properties fo:color="#000000" style:font-name="Times New Roman"/>
    </style:style>
    <style:style style:name="P40" style:family="paragraph" style:parent-style-name="Heading_20_2">
      <style:text-properties style:font-name="Times New Roman"/>
    </style:style>
    <style:style style:name="P41" style:family="paragraph" style:parent-style-name="List" style:list-style-name="WW8Num24">
      <style:paragraph-properties fo:margin-left="-0.5in" fo:margin-right="0in" fo:text-indent="-0.25in" style:auto-text-indent="false"/>
    </style:style>
    <style:style style:name="P42" style:family="paragraph" style:parent-style-name="List" style:list-style-name="WW8Num24">
      <style:paragraph-properties fo:margin-left="-0.5in" fo:margin-right="0in" fo:text-indent="-0.25in" style:auto-text-indent="false"/>
    </style:style>
    <style:style style:name="P43" style:family="paragraph" style:parent-style-name="List" style:list-style-name="WW8Num24">
      <style:paragraph-properties fo:margin-left="-0.5in" fo:margin-right="0in" fo:text-indent="-0.25in" style:auto-text-indent="false"/>
    </style:style>
    <style:style style:name="P44" style:family="paragraph" style:parent-style-name="List" style:list-style-name="WW8Num24">
      <style:paragraph-properties fo:margin-left="-0.5in" fo:margin-right="0in" fo:text-indent="-0.25in" style:auto-text-indent="false"/>
    </style:style>
    <style:style style:name="P45" style:family="paragraph" style:parent-style-name="List" style:list-style-name="WW8Num24">
      <style:paragraph-properties fo:margin-left="0in" fo:margin-right="0in" fo:text-indent="-0.25in" style:auto-text-indent="false"/>
    </style:style>
    <style:style style:name="P46" style:family="paragraph" style:parent-style-name="List" style:list-style-name="WW8Num24">
      <style:paragraph-properties fo:margin-left="0in" fo:margin-right="0in" fo:text-indent="-0.25in" style:auto-text-indent="false"/>
    </style:style>
    <style:style style:name="P47" style:family="paragraph" style:parent-style-name="Code">
      <style:text-properties style:font-name="Times New Roman" fo:font-size="12pt" style:font-size-asian="12pt" style:font-size-complex="12pt"/>
    </style:style>
    <style:style style:name="P48"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49"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1" style:family="paragraph" style:parent-style-name="Standard" style:list-style-name="L1"/>
    <style:style style:name="P52" style:family="paragraph" style:parent-style-name="Standard" style:list-style-name="L2"/>
    <style:style style:name="P53" style:family="paragraph" style:parent-style-name="Standard" style:list-style-name="L2"/>
    <style:style style:name="P54" style:family="paragraph" style:parent-style-name="Standard">
      <style:text-properties fo:font-style="normal" style:font-style-asian="normal" style:font-style-complex="normal"/>
    </style:style>
    <style:style style:name="P55" style:family="paragraph" style:parent-style-name="Standard">
      <style:text-properties style:text-underline-style="solid" style:text-underline-width="auto" style:text-underline-color="font-color"/>
    </style:style>
    <style:style style:name="P56" style:family="paragraph" style:parent-style-name="Standard">
      <style:text-properties fo:font-style="italic" style:font-style-asian="italic" style:font-style-complex="italic"/>
    </style:style>
    <style:style style:name="P5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58" style:family="paragraph" style:parent-style-name="Standard" style:list-style-name="L15">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9" style:family="paragraph" style:parent-style-name="Standard">
      <style:paragraph-properties fo:margin-left="0in" fo:margin-right="0in" fo:margin-top="0.1945in" fo:margin-bottom="0.1945in" fo:text-indent="0in" style:auto-text-indent="false"/>
    </style:style>
    <style:style style:name="P60" style:family="paragraph" style:parent-style-name="Standard">
      <style:paragraph-properties fo:margin-left="0in" fo:margin-right="0in" fo:margin-top="0.1945in" fo:margin-bottom="0.1945in" fo:text-indent="0in" style:auto-text-indent="false"/>
      <style:text-properties style:text-underline-style="none"/>
    </style:style>
    <style:style style:name="P61" style:family="paragraph" style:parent-style-name="Standard">
      <style:paragraph-properties fo:margin-left="0in" fo:margin-right="0in" fo:margin-top="0in" fo:margin-bottom="0.0799in" fo:text-indent="0in" style:auto-text-indent="false"/>
    </style:style>
    <style:style style:name="P62" style:family="paragraph" style:parent-style-name="Standard">
      <style:paragraph-properties fo:margin-top="0in" fo:margin-bottom="0.0799in"/>
    </style:style>
    <style:style style:name="P63" style:family="paragraph" style:parent-style-name="Standard">
      <style:paragraph-properties fo:margin-top="0in" fo:margin-bottom="0.0799in"/>
      <style:text-properties style:font-name="Times New Roman" fo:font-size="12pt" style:font-size-asian="12pt" style:font-size-complex="12pt"/>
    </style:style>
    <style:style style:name="P64" style:family="paragraph" style:parent-style-name="Standard">
      <style:paragraph-properties fo:margin-left="-1in" fo:margin-right="0in" fo:text-indent="0in" style:auto-text-indent="false"/>
    </style:style>
    <style:style style:name="P65" style:family="paragraph" style:parent-style-name="Standard">
      <style:paragraph-properties fo:margin-left="0.5in" fo:margin-right="0in" fo:text-indent="0in" style:auto-text-indent="false"/>
      <style:text-properties fo:font-style="italic" style:font-style-asian="italic" style:font-style-complex="italic"/>
    </style:style>
    <style:style style:name="P66"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67" style:family="paragraph" style:parent-style-name="Standard">
      <style:paragraph-properties fo:margin-left="-0.5in" fo:margin-right="0in" fo:margin-top="0.1945in" fo:margin-bottom="0.1945in" fo:text-indent="0.5in" style:auto-text-indent="false"/>
    </style:style>
    <style:style style:name="P68"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9"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70"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71" style:family="paragraph" style:parent-style-name="Preformatted_20_Text">
      <style:paragraph-properties fo:margin-left="0.5in" fo:margin-right="0in" fo:margin-top="0in" fo:margin-bottom="0.1965in" fo:text-indent="0in" style:auto-text-indent="false"/>
      <style:text-properties style:font-name="Times New Roman" fo:font-size="12pt" fo:font-style="italic" style:font-size-asian="12pt" style:font-style-asian="italic" style:font-size-complex="12pt" style:font-style-complex="italic"/>
    </style:style>
    <style:style style:name="P72" style:family="paragraph" style:parent-style-name="Preformatted_20_Text">
      <style:paragraph-properties fo:margin-top="0in" fo:margin-bottom="0.1965in"/>
    </style:style>
    <style:style style:name="P73" style:family="paragraph" style:parent-style-name="Text_20_body">
      <style:text-properties style:font-name="Tms Rmn" style:text-underline-style="none"/>
    </style:style>
    <style:style style:name="P74" style:family="paragraph" style:parent-style-name="Text_20_body">
      <style:text-properties fo:font-size="10.5pt" fo:font-style="italic" style:font-style-asian="italic" style:font-style-complex="italic"/>
    </style:style>
    <style:style style:name="P75" style:family="paragraph" style:parent-style-name="Text_20_body">
      <style:text-properties fo:font-style="normal" fo:font-weight="normal" style:font-style-asian="normal" style:font-weight-asian="normal" style:font-style-complex="normal" style:font-weight-complex="normal"/>
    </style:style>
    <style:style style:name="P76" style:family="paragraph" style:parent-style-name="Text_20_body">
      <style:text-properties fo:color="#000000"/>
    </style:style>
    <style:style style:name="P77" style:family="paragraph" style:parent-style-name="Text_20_body">
      <style:text-properties fo:font-size="12pt" fo:font-style="normal" style:font-size-asian="12pt" style:font-style-asian="normal" style:font-size-complex="12pt" style:font-style-complex="normal"/>
    </style:style>
    <style:style style:name="P78" style:family="paragraph" style:parent-style-name="Text_20_body">
      <style:paragraph-properties fo:margin-left="-1in" fo:margin-right="0in" fo:text-indent="0in" style:auto-text-indent="false"/>
    </style:style>
    <style:style style:name="P79" style:family="paragraph" style:parent-style-name="Text_20_body" style:list-style-name="WW8Num18">
      <style:paragraph-properties fo:margin-left="-1in" fo:margin-right="0in" fo:text-align="start" style:justify-single-word="false" fo:text-indent="0in" style:auto-text-indent="false"/>
    </style:style>
    <style:style style:name="P80" style:family="paragraph" style:parent-style-name="Text_20_body" style:list-style-name="WW8Num18">
      <style:paragraph-properties fo:margin-left="-1in" fo:margin-right="0in" fo:text-indent="0in" style:auto-text-indent="false"/>
    </style:style>
    <style:style style:name="P81"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2" style:family="paragraph" style:parent-style-name="Text_20_body" style:list-style-name="WW8Num33">
      <style:paragraph-properties fo:margin-left="-0.5in" fo:margin-right="0in" fo:text-indent="0in" style:auto-text-indent="false"/>
    </style:style>
    <style:style style:name="P83" style:family="paragraph" style:parent-style-name="Text_20_body" style:list-style-name="WW8Num33">
      <style:paragraph-properties fo:margin-left="-0.5in" fo:margin-right="0in" fo:text-indent="0in" style:auto-text-indent="false"/>
    </style:style>
    <style:style style:name="P84" style:family="paragraph" style:parent-style-name="Text_20_body" style:list-style-name="L7">
      <style:paragraph-properties fo:margin-left="-0.5in" fo:margin-right="0in" fo:text-indent="0in" style:auto-text-indent="false"/>
    </style:style>
    <style:style style:name="P85" style:family="paragraph" style:parent-style-name="Text_20_body">
      <style:paragraph-properties fo:margin-left="0in" fo:margin-right="0in" fo:text-indent="0in" style:auto-text-indent="false"/>
    </style:style>
    <style:style style:name="P86" style:family="paragraph" style:parent-style-name="Text_20_body">
      <style:paragraph-properties fo:margin-left="0in" fo:margin-right="0in" fo:text-indent="0in" style:auto-text-indent="false"/>
      <style:text-properties fo:font-style="italic" style:font-style-asian="italic" style:font-style-complex="italic"/>
    </style:style>
    <style:style style:name="P87" style:family="paragraph" style:parent-style-name="Text_20_body" style:list-style-name="WW8Num33">
      <style:paragraph-properties fo:margin-left="0in" fo:margin-right="0in" fo:text-indent="0in" style:auto-text-indent="false"/>
    </style:style>
    <style:style style:name="P88" style:family="paragraph" style:parent-style-name="Text_20_body">
      <style:paragraph-properties fo:margin-left="0in" fo:margin-right="0in" fo:text-indent="0in" style:auto-text-indent="false"/>
      <style:text-properties fo:color="#000000"/>
    </style:style>
    <style:style style:name="P89"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90"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91" style:family="paragraph" style:parent-style-name="Text_20_body" style:list-style-name="L22">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92"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93"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94"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95"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96"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97"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98" style:family="paragraph" style:parent-style-name="Text_20_body" style:list-style-name="L22">
      <style:paragraph-properties fo:margin-left="0in" fo:margin-right="0in" fo:text-indent="0in" style:auto-text-indent="false"/>
    </style:style>
    <style:style style:name="P9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0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1" style:family="paragraph" style:parent-style-name="Text_20_body" style:list-style-name="L23">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2" style:family="paragraph" style:parent-style-name="Text_20_body" style:list-style-name="L23">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3" style:family="paragraph" style:parent-style-name="Text_20_body">
      <style:paragraph-properties fo:margin-left="0in" fo:margin-right="0in" fo:text-indent="0in" style:auto-text-indent="false"/>
      <style:text-properties fo:font-weight="bold" style:font-weight-asian="bold" style:font-weight-complex="bold"/>
    </style:style>
    <style:style style:name="P104" style:family="paragraph" style:parent-style-name="Text_20_body" style:list-style-name="L23">
      <style:paragraph-properties fo:margin-left="0in" fo:margin-right="0in" fo:text-indent="0in" style:auto-text-indent="false"/>
    </style:style>
    <style:style style:name="P105" style:family="paragraph" style:parent-style-name="Text_20_body" style:list-style-name="L13">
      <style:paragraph-properties fo:margin-left="0in" fo:margin-right="0in" fo:margin-top="0in" fo:margin-bottom="0in" fo:text-indent="0in" style:auto-text-indent="false"/>
    </style:style>
    <style:style style:name="P106" style:family="paragraph" style:parent-style-name="Text_20_body" style:list-style-name="L13">
      <style:paragraph-properties fo:margin-left="0in" fo:margin-right="0in" fo:margin-top="0in" fo:margin-bottom="0in" fo:text-indent="0in" style:auto-text-indent="false"/>
    </style:style>
    <style:style style:name="P107" style:family="paragraph" style:parent-style-name="Text_20_body" style:list-style-name="L13">
      <style:paragraph-properties fo:margin-left="0in" fo:margin-right="0in" fo:margin-top="0in" fo:margin-bottom="0in" fo:text-indent="0in" style:auto-text-indent="false"/>
    </style:style>
    <style:style style:name="P108" style:family="paragraph" style:parent-style-name="Text_20_body" style:list-style-name="L13">
      <style:paragraph-properties fo:margin-left="0in" fo:margin-right="0in" fo:margin-top="0in" fo:margin-bottom="0in" fo:text-indent="0in" style:auto-text-indent="false"/>
    </style:style>
    <style:style style:name="P109" style:family="paragraph" style:parent-style-name="Text_20_body" style:list-style-name="L13">
      <style:paragraph-properties fo:margin-left="0in" fo:margin-right="0in" fo:margin-top="0in" fo:margin-bottom="0in" fo:text-indent="0in" style:auto-text-indent="false"/>
    </style:style>
    <style:style style:name="P110" style:family="paragraph" style:parent-style-name="Text_20_body" style:list-style-name="L14">
      <style:paragraph-properties fo:margin-left="0in" fo:margin-right="0in" fo:margin-top="0in" fo:margin-bottom="0in" fo:text-indent="0in" style:auto-text-indent="false"/>
    </style:style>
    <style:style style:name="P111" style:family="paragraph" style:parent-style-name="Text_20_body" style:list-style-name="L14">
      <style:paragraph-properties fo:margin-left="0in" fo:margin-right="0in" fo:margin-top="0in" fo:margin-bottom="0in" fo:text-indent="0in" style:auto-text-indent="false"/>
    </style:style>
    <style:style style:name="P112" style:family="paragraph" style:parent-style-name="Text_20_body" style:list-style-name="L14">
      <style:paragraph-properties fo:margin-left="0in" fo:margin-right="0in" fo:margin-top="0in" fo:margin-bottom="0in" fo:text-indent="0in" style:auto-text-indent="false"/>
    </style:style>
    <style:style style:name="P113" style:family="paragraph" style:parent-style-name="Text_20_body" style:list-style-name="L14">
      <style:paragraph-properties fo:margin-left="0in" fo:margin-right="0in" fo:margin-top="0in" fo:margin-bottom="0in" fo:text-indent="0in" style:auto-text-indent="false"/>
    </style:style>
    <style:style style:name="P114" style:family="paragraph" style:parent-style-name="Text_20_body" style:list-style-name="L14">
      <style:paragraph-properties fo:margin-left="0in" fo:margin-right="0in" fo:margin-top="0in" fo:margin-bottom="0in" fo:text-indent="0in" style:auto-text-indent="false"/>
    </style:style>
    <style:style style:name="P115" style:family="paragraph" style:parent-style-name="Text_20_body">
      <style:paragraph-properties fo:margin-left="0in" fo:margin-right="0in" fo:margin-top="0in" fo:margin-bottom="0.0598in" fo:text-indent="0in" style:auto-text-indent="false"/>
    </style:style>
    <style:style style:name="P116" style:family="paragraph" style:parent-style-name="Text_20_body" style:list-style-name="L3">
      <style:paragraph-properties fo:margin-left="0.5in" fo:margin-right="0in" fo:margin-top="0in" fo:margin-bottom="0in" fo:text-indent="0in" style:auto-text-indent="false"/>
    </style:style>
    <style:style style:name="P117" style:family="paragraph" style:parent-style-name="Text_20_body" style:list-style-name="L3">
      <style:paragraph-properties fo:margin-left="0.5in" fo:margin-right="0in" fo:margin-top="0in" fo:margin-bottom="0in" fo:text-indent="0in" style:auto-text-indent="false"/>
    </style:style>
    <style:style style:name="P118" style:family="paragraph" style:parent-style-name="Text_20_body" style:list-style-name="L3">
      <style:paragraph-properties fo:margin-left="0.5in" fo:margin-right="0in" fo:margin-top="0in" fo:margin-bottom="0in" fo:text-indent="0in" style:auto-text-indent="false"/>
    </style:style>
    <style:style style:name="P119" style:family="paragraph" style:parent-style-name="Text_20_body" style:list-style-name="L3">
      <style:paragraph-properties fo:margin-left="0.5in" fo:margin-right="0in" fo:margin-top="0in" fo:margin-bottom="0in" fo:text-indent="0in" style:auto-text-indent="false"/>
    </style:style>
    <style:style style:name="P120" style:family="paragraph" style:parent-style-name="Text_20_body" style:list-style-name="L3">
      <style:paragraph-properties fo:margin-left="0.5in" fo:margin-right="0in" fo:text-indent="0in" style:auto-text-indent="false"/>
    </style:style>
    <style:style style:name="P121" style:family="paragraph" style:parent-style-name="Text_20_body">
      <style:paragraph-properties fo:margin-left="0.5in" fo:margin-right="0in" fo:text-indent="0in" style:auto-text-indent="false"/>
      <style:text-properties fo:font-style="italic" style:font-style-asian="italic" style:font-style-complex="italic"/>
    </style:style>
    <style:style style:name="P12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123" style:family="paragraph" style:parent-style-name="Text_20_body" style:list-style-name="L3">
      <style:paragraph-properties fo:margin-left="1in" fo:margin-right="0in" fo:margin-top="0in" fo:margin-bottom="0in" fo:text-indent="0in" style:auto-text-indent="false"/>
    </style:style>
    <style:style style:name="P124" style:family="paragraph" style:parent-style-name="Text_20_body" style:list-style-name="L3">
      <style:paragraph-properties fo:margin-left="1in" fo:margin-right="0in" fo:margin-top="0in" fo:margin-bottom="0in" fo:text-indent="0in" style:auto-text-indent="false"/>
    </style:style>
    <style:style style:name="P125" style:family="paragraph" style:parent-style-name="Text_20_body" style:list-style-name="L3">
      <style:paragraph-properties fo:margin-left="1in" fo:margin-right="0in" fo:margin-top="0in" fo:margin-bottom="0in" fo:text-indent="0in" style:auto-text-indent="false"/>
    </style:style>
    <style:style style:name="P126" style:family="paragraph" style:parent-style-name="Text_20_body" style:list-style-name="L3">
      <style:paragraph-properties fo:margin-left="1in" fo:margin-right="0in" fo:margin-top="0in" fo:margin-bottom="0in" fo:text-indent="0in" style:auto-text-indent="false"/>
    </style:style>
    <style:style style:name="P127" style:family="paragraph" style:parent-style-name="Text_20_body" style:list-style-name="L3">
      <style:paragraph-properties fo:margin-left="1in" fo:margin-right="0in" fo:margin-top="0in" fo:margin-bottom="0in" fo:text-indent="0in" style:auto-text-indent="false"/>
    </style:style>
    <style:style style:name="P128" style:family="paragraph" style:parent-style-name="Text_20_body" style:list-style-name="L3">
      <style:paragraph-properties fo:margin-left="1in" fo:margin-right="0in" fo:margin-top="0in" fo:margin-bottom="0in" fo:text-indent="0in" style:auto-text-indent="false"/>
    </style:style>
    <style:style style:name="P129" style:family="paragraph" style:parent-style-name="Text_20_body" style:list-style-name="L3">
      <style:paragraph-properties fo:margin-left="1in" fo:margin-right="0in" fo:text-indent="0in" style:auto-text-indent="false"/>
    </style:style>
    <style:style style:name="P130" style:family="paragraph" style:parent-style-name="Text_20_body">
      <style:paragraph-properties fo:margin-top="0in" fo:margin-bottom="0.0799in"/>
    </style:style>
    <style:style style:name="P131" style:family="paragraph" style:parent-style-name="Normal_20__28_Web_29_">
      <style:paragraph-properties fo:margin-left="0in" fo:margin-right="0in" fo:margin-top="0in" fo:margin-bottom="0.0799in" fo:text-indent="0in" style:auto-text-indent="false"/>
    </style:style>
    <style:style style:name="P132"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133"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134"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135"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13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137" style:family="paragraph" style:parent-style-name="Table_20_Contents">
      <style:paragraph-properties fo:margin-top="0in" fo:margin-bottom="0.1965in"/>
    </style:style>
    <style:style style:name="P13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39" style:family="paragraph" style:parent-style-name="Text_20_body_20_indent" style:list-style-name="L19">
      <style:paragraph-properties fo:margin-left="0in" fo:margin-right="0in" fo:text-indent="0in" style:auto-text-indent="false"/>
      <style:text-properties style:font-name="Times New Roman" fo:font-weight="bold"/>
    </style:style>
    <style:style style:name="P140" style:family="paragraph" style:parent-style-name="Text_20_body_20_indent" style:list-style-name="L20">
      <style:paragraph-properties fo:margin-left="0in" fo:margin-right="0in" fo:text-indent="0in" style:auto-text-indent="false"/>
      <style:text-properties style:font-name="Times New Roman" fo:font-weight="bold"/>
    </style:style>
    <style:style style:name="P14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4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7"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48"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4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5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5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5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5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59" style:family="paragraph" style:parent-style-name="List_20_Number" style:list-style-name="L21">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6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4" style:family="paragraph" style:parent-style-name="List_20_Number" style:list-style-name="L21">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5" style:family="paragraph" style:parent-style-name="List_20_Number" style:list-style-name="L21">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66"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7" style:family="paragraph" style:parent-style-name="List_20_Number_20_4">
      <style:paragraph-properties fo:margin-left="0in" fo:margin-right="0in" fo:text-indent="0in" style:auto-text-indent="false"/>
    </style:style>
    <style:style style:name="P168" style:family="paragraph" style:parent-style-name="List_20_Number_20_4">
      <style:paragraph-properties fo:margin-left="0in" fo:margin-right="0in" fo:text-indent="0in" style:auto-text-indent="false"/>
    </style:style>
    <style:style style:name="P16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70" style:family="paragraph" style:parent-style-name="Contents_20_2">
      <style:paragraph-properties>
        <style:tab-stops>
          <style:tab-stop style:position="5.5252in" style:type="right" style:leader-style="dotted" style:leader-text="."/>
        </style:tab-stops>
      </style:paragraph-properties>
    </style:style>
    <style:style style:name="P171"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tyle="normal"/>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fo:color="#000000"/>
    </style:style>
    <style:style style:name="T25" style:family="text">
      <style:text-properties fo:color="#000000" fo:font-style="italic" style:font-style-asian="italic" style:font-style-complex="italic"/>
    </style:style>
    <style:style style:name="T26" style:family="text">
      <style:text-properties fo:color="#000000" fo:font-style="italic" fo:font-weight="normal"/>
    </style:style>
    <style:style style:name="T2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8" style:family="text">
      <style:text-properties fo:color="#000000" fo:font-style="normal" style:font-style-asian="normal" style:font-style-complex="normal"/>
    </style:style>
    <style:style style:name="T29" style:family="text">
      <style:text-properties fo:color="#000000" fo:font-weight="bold" style:font-weight-asian="bold" style:font-weight-complex="bold"/>
    </style:style>
    <style:style style:name="T30" style:family="text">
      <style:text-properties fo:color="#000000" fo:font-size="10.5pt" fo:font-style="italic" fo:font-weight="normal" style:font-style-asian="italic" style:font-style-complex="italic"/>
    </style:style>
    <style:style style:name="T31" style:family="text">
      <style:text-properties fo:color="#000000" fo:font-size="10.5pt" fo:font-style="italic" style:font-style-asian="italic" style:font-style-complex="italic"/>
    </style:style>
    <style:style style:name="T32" style:family="text">
      <style:text-properties fo:color="#000000" fo:font-size="14pt" style:font-size-asian="14pt" style:font-size-complex="14pt"/>
    </style:style>
    <style:style style:name="T33" style:family="text">
      <style:text-properties style:font-name="Times New Roman"/>
    </style:style>
    <style:style style:name="T34" style:family="text">
      <style:text-properties style:font-name="Times New Roman" fo:font-weight="bold" style:font-weight-asian="bold" style:font-weight-complex="bold"/>
    </style:style>
    <style:style style:name="T35" style:family="text">
      <style:text-properties style:font-name="Times New Roman" fo:font-style="italic" style:font-style-asian="italic" style:font-style-complex="italic"/>
    </style:style>
    <style:style style:name="T36" style:family="text">
      <style:text-properties style:text-underline-style="none"/>
    </style:style>
    <style:style style:name="T37" style:family="text">
      <style:text-properties style:font-name="Times" fo:font-size="12pt" fo:font-weight="normal" style:font-size-asian="12pt" style:font-weight-asian="normal" style:font-size-complex="12pt" style:font-weight-complex="normal"/>
    </style:style>
    <style:style style:name="T38" style:family="text">
      <style:text-properties fo:font-size="10.5pt"/>
    </style:style>
    <style:style style:name="T39" style:family="text">
      <style:text-properties fo:font-size="10.5pt" fo:font-style="italic" style:font-style-asian="italic" style:font-style-complex="italic"/>
    </style:style>
    <style:style style:name="T40" style:family="text">
      <style:text-properties style:font-name="Tms Rmn" style:text-underline-style="none"/>
    </style:style>
    <style:style style:name="T41" style:family="text">
      <style:text-properties style:font-name="Tms Rmn" style:text-underline-style="none" fo:font-weight="bold" style:font-weight-asian="bold" style:font-weight-complex="bold"/>
    </style:style>
    <style:style style:name="T42" style:family="text">
      <style:text-properties style:font-name="Tms Rmn" fo:font-style="italic" style:text-underline-style="none" style:font-style-asian="italic" style:font-style-complex="italic"/>
    </style:style>
    <style:style style:name="T43" style:family="text">
      <style:text-properties style:font-name="TimesNewRomanPSMT"/>
    </style:style>
    <style:style style:name="T44" style:family="text">
      <style:text-properties style:font-name="TimesNewRomanPSMT" fo:font-size="12pt" style:font-name-asian="TimesNewRomanPSMT" style:font-size-asian="12pt" style:font-name-complex="TimesNewRomanPSMT" style:font-size-complex="12pt"/>
    </style:style>
    <style:style style:name="T45" style:family="text">
      <style:text-properties style:font-name-asian="TimesNewRomanPSMT"/>
    </style:style>
    <style:style style:name="T46" style:family="text">
      <style:text-properties style:font-size-asian="12pt"/>
    </style:style>
    <style:style style:name="T47" style:family="text">
      <style:text-properties style:font-style-asian="normal"/>
    </style:style>
    <style:style style:name="T48" style:family="text">
      <style:text-properties style:font-name-complex="TimesNewRomanPSMT"/>
    </style:style>
    <style:style style:name="T49" style:family="text">
      <style:text-properties style:font-size-complex="12pt"/>
    </style:style>
    <style:style style:name="T50" style:family="text">
      <style:text-properties style:font-style-complex="normal"/>
    </style:style>
    <style:style style:name="T51" style:family="text">
      <style:text-properties fo:font-size="14pt" style:font-size-asian="14pt" style:font-size-complex="14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XCAT 2 on AIX</text:p>
      <text:p text:style-name="P7">Booting AIX diskless nodes </text:p>
      <text:p text:style-name="P6"><text:s text:c="2"/>Version: 2</text:p>
      <text:p text:style-name="P33">Date: 4/16/2009</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69"><text:a xlink:type="simple" xlink:href="#1.Overview|outline">1.0 Overview<text:tab/>2</text:a></text:p>
          <text:p text:style-name="P169"><text:a xlink:type="simple" xlink:href="#2.Additional configuration of the management node|outline">2.0 Additional configuration of the management node<text:tab/>2</text:a></text:p>
          <text:p text:style-name="P170"><text:a xlink:type="simple" xlink:href="#2.1.Choose the shell to use in the cluster (optional)|outline">2.1 Choose the shell to use in the cluster (optional)<text:tab/>2</text:a></text:p>
          <text:p text:style-name="P170"><text:a xlink:type="simple" xlink:href="#2.2.Configuring name resolution|outline">2.2 Configuring name resolution<text:tab/>3</text:a></text:p>
          <text:p text:style-name="P170"><text:a xlink:type="simple" xlink:href="#2.3.Add cluster resolv.conf file (optional)|outline">2.3 Add cluster resolv.conf file (optional)<text:tab/>3</text:a></text:p>
          <text:p text:style-name="P170"><text:a xlink:type="simple" xlink:href="#2.4.Set up NTP (optional)|outline">2.4 Set up NTP (optional)<text:tab/>4</text:a></text:p>
          <text:p text:style-name="P170"><text:a xlink:type="simple" xlink:href="#2.5.Check system services|outline">2.5 Check system services<text:tab/>4</text:a></text:p>
          <text:p text:style-name="P170"><text:a xlink:type="simple" xlink:href="#2.6.Create a new volume group for your /install directory (optional)|outline">2.6 Create a new volume group for your /install directory (optional)<text:tab/>5</text:a></text:p>
          <text:p text:style-name="P170"><text:a xlink:type="simple" xlink:href="#2.7.Set cluster root password (optional)|outline">2.7 Set cluster root password (optional)<text:tab/>5</text:a></text:p>
          <text:p text:style-name="P169"><text:a xlink:type="simple" xlink:href="#3.Deploying AIX diskless nodes using xCAT|outline">3.0 Deploying AIX diskless nodes using xCAT<text:tab/>6</text:a></text:p>
          <text:p text:style-name="P170"><text:a xlink:type="simple" xlink:href="#3.1.Create a diskless image|outline">3.1 Create a diskless image<text:tab/>6</text:a></text:p>
          <text:p text:style-name="P170"><text:a xlink:type="simple" xlink:href="#3.2.Update the SPOT  (optional)|outline">3.2 Update the SPOT <text:s/>(optional)<text:tab/>7</text:a></text:p>
          <text:p text:style-name="P171"><text:a xlink:type="simple" xlink:href="#3.2.1.Updating a SPOT with SSH software|outline">3.2.1 Updating a SPOT with SSH software<text:tab/>8</text:a></text:p>
          <text:p text:style-name="P170"><text:a xlink:type="simple" xlink:href="#3.3.Define xCAT networks|outline">3.3 Define xCAT networks<text:tab/>9</text:a></text:p>
          <text:p text:style-name="P170"><text:a xlink:type="simple" xlink:href="#3.4.Create additional NIM network definitions (optional)  |outline">3.4 Create additional NIM network definitions (optional) <text:s/><text:tab/>9</text:a></text:p>
          <text:p text:style-name="P170"><text:a xlink:type="simple" xlink:href="#3.5.Define the HMC as an xCAT node|outline">3.5 Define the HMC as an xCAT node<text:tab/>10</text:a></text:p>
          <text:p text:style-name="P170"><text:a xlink:type="simple" xlink:href="#3.6.Discover the LPARs managed by the HMC|outline">3.6 Discover the LPARs managed by the HMC<text:tab/>10</text:a></text:p>
          <text:p text:style-name="P170"><text:a xlink:type="simple" xlink:href="#3.7.Define xCAT cluster nodes|outline">3.7 Define xCAT cluster nodes<text:tab/>11</text:a></text:p>
          <text:p text:style-name="P170"><text:a xlink:type="simple" xlink:href="#3.8.Create and define additional logical partitions (optional)|outline">3.8 Create and define additional logical partitions (optional)<text:tab/>11</text:a></text:p>
          <text:p text:style-name="P170"><text:a xlink:type="simple" xlink:href="#3.9.Gather MAC information for the boot adapters.|outline">3.9 Gather MAC information for the boot adapters.<text:tab/>12</text:a></text:p>
          <text:p text:style-name="P170"><text:a xlink:type="simple" xlink:href="#3.10.Define xCAT groups (optional)|outline">3.10 Define xCAT groups (optional)<text:tab/>13</text:a></text:p>
          <text:p text:style-name="P170"><text:a xlink:type="simple" xlink:href="#3.11. Set up post boot scripts (optional)|outline">3.11 <text:s/>Set up post boot scripts (optional)<text:tab/>13</text:a></text:p>
          <text:p text:style-name="P170"><text:a xlink:type="simple" xlink:href="#3.12.Verify the node definitions|outline">3.12 Verify the node definitions<text:tab/>14</text:a></text:p>
          <text:p text:style-name="P170"><text:a xlink:type="simple" xlink:href="#3.13.Initialize the AIX/NIM diskless nodes|outline">3.13 Initialize the AIX/NIM diskless nodes<text:tab/>14</text:a></text:p>
          <text:p text:style-name="P170"><text:a xlink:type="simple" xlink:href="#3.14.Verifying the node initialization before booting (optional)|outline">3.14 Verifying the node initialization before booting (optional)<text:tab/>15</text:a></text:p>
          <text:p text:style-name="P170"><text:a xlink:type="simple" xlink:href="#3.15.Open a remote console (optional)|outline">3.15 Open a remote console (optional)<text:tab/>15</text:a></text:p>
          <text:p text:style-name="P170"><text:a xlink:type="simple" xlink:href="#3.16.Initiate a network boot|outline">3.16 Initiate a network boot<text:tab/>16</text:a></text:p>
          <text:p text:style-name="P170"><text:a xlink:type="simple" xlink:href="#3.17.Verify the deployment|outline">3.17 Verify the deployment<text:tab/>16</text:a></text:p>
          <text:p text:style-name="P169"><text:a xlink:type="simple" xlink:href="#4.Special Cases|outline">4.0 Special Cases<text:tab/>17</text:a></text:p>
          <text:p text:style-name="P170"><text:a xlink:type="simple" xlink:href="#4.1.Using other NIM resources.|outline">4.1 Using other NIM resources.<text:tab/>17</text:a></text:p>
          <text:p text:style-name="P170"><text:a xlink:type="simple" xlink:href="#4.2.Booting a “dataless” node.|outline">4.2 Booting a “dataless” node.<text:tab/>17</text:a></text:p>
          <text:p text:style-name="P170"><text:a xlink:type="simple" xlink:href="#4.3.Specifying additional values for the NIM node initialization.|outline">4.3 Specifying additional values for the NIM node initialization.<text:tab/>17</text:a></text:p>
          <text:p text:style-name="P169"><text:a xlink:type="simple" xlink:href="#5.Cleanup|outline">5.0 Cleanup<text:tab/>18</text:a></text:p>
          <text:p text:style-name="P170"><text:a xlink:type="simple" xlink:href="#5.1.Removing NIM machine definitions|outline">5.1 Removing NIM machine definitions<text:tab/>18</text:a></text:p>
          <text:p text:style-name="P170"><text:a xlink:type="simple" xlink:href="#5.2.Removing NIM resources |outline">5.2 Removing NIM resources <text:tab/>19</text:a></text:p>
          <text:p text:style-name="P169"><text:a xlink:type="simple" xlink:href="#6.Notes|outline">6.0 Notes<text:tab/>19</text:a></text:p>
          <text:p text:style-name="P170"><text:a xlink:type="simple" xlink:href="#6.1.Terminology|outline">6.1 Terminology<text:tab/>19</text:a></text:p>
          <text:p text:style-name="P170"><text:a xlink:type="simple" xlink:href="#6.2.NIM diskless resources|outline">6.2 NIM diskless resources<text:tab/>20</text:a></text:p>
          <text:p text:style-name="P170"><text:a xlink:type="simple" xlink:href="#6.3.NIM Commands|outline">6.3 NIM Commands<text:tab/>21</text:a></text:p>
          <text:p text:style-name="P171"><text:soft-page-break/><text:a xlink:type="simple" xlink:href="#6.3.1.COSI commands|outline">6.3.1 COSI commands<text:tab/>21</text:a></text:p>
          <text:p text:style-name="P171"><text:a xlink:type="simple" xlink:href="#6.3.2.Thin server commands|outline">6.3.2 Thin server commands<text:tab/>22</text:a></text:p>
        </text:index-body>
      </text:table-of-content>
      <text:p text:style-name="P1"/>
      <text:h text:style-name="Heading_20_1" text:outline-level="1">Overview</text:h>
      <text:p text:style-name="P130">This “How-To” describes how AIX diskless nodes can be deployed and updated using xCAT and AIX/NIM commands. <text:s text:c="2"/></text:p>
      <text:p text:style-name="P130">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41">An AIX system has been installed to use as an xCAT management node.</text:p>
        </text:list-item>
        <text:list-item>
          <text:p text:style-name="P41">xCAT and prerequisite software has been installed on the management node.</text:p>
        </text:list-item>
        <text:list-item>
          <text:p text:style-name="P41">One or more LPARs have already been created using the HMC interfaces. <text:s/></text:p>
        </text:list-item>
        <text:list-item>
          <text:p text:style-name="P41">The cluster management network has been set up. <text:s/>(The Ethernet network that will be used to do the network installation of the cluster nodes.) <text:s/></text:p>
        </text:list-item>
        <text:list-item>
          <text:p text:style-name="P45">xCAT requires that each node have a unique short hostname </text:p>
        </text:list-item>
        <text:list-item>
          <text:p text:style-name="P45">The cluster domain name must be set correctly in the xCAT “site” definition. <text:s/>All nodes in the xCAT cluster must have the same network domain.</text:p>
        </text:list-item>
      </text:list>
      <text:h text:style-name="Heading_20_1" text:outline-level="1">Additional configuration of the management node</text:h>
      <text:h text:style-name="Heading_20_2" text:outline-level="2">Choose the shell to use in the cluster (optional)</text:h>
      <text:p text:style-name="Standard">By default the xCAT support will automatically set up <text:span text:style-name="T3">rsh</text:span> on all AIX cluster nodes. If you wish to use <text:span text:style-name="T3">ssh </text:span>you should modify the cluster site definition. <text:s/>To use <text:span text:style-name="T3">ssh</text:span> you would have to set the “useSSHonAIX=yes”. <text:s text:c="2"/>You can also specify a path for the <text:span text:style-name="T3">ssh</text:span> and <text:span text:style-name="T3">scp</text:span> commands by setting the “<text:span text:style-name="T3">rsh</text:span>” and “<text:span text:style-name="T3">rcp</text:span>” . <text:s/>If not set the default path would be “/usr/bin/ssh” and “/usr/bin/scp”.</text:p>
      <text:p text:style-name="Standard"/>
      <text:p text:style-name="Standard">For example:</text:p>
      <text:p text:style-name="Standard"><text:tab/><text:span text:style-name="T9">chdef -t site <text:s/>useSSHonAIX=yes</text:span></text:p>
      <text:p text:style-name="Standard"/>
      <text:p text:style-name="P55">You will also have to make sure that the <text:span text:style-name="T3">openssl</text:span> an <text:span text:style-name="T3">openssh</text:span> software is installed on your nodes. <text:s/><text:span text:style-name="T36">This will be explained below.</text:span></text:p>
      <text:p text:style-name="P55"/>
      <text:h text:style-name="Heading_20_2" text:outline-level="2"><text:soft-page-break/>Configuring name resolution</text:h>
      <text:p text:style-name="Standard"/>
      <text:p text:style-name="P73">Name resolution is required by xCAT. <text:s/>You can use a simple /etc/hosts mechanism or you can optionally set up a DNS name server. <text:s text:c="2"/>In either case you must start by setting up the /etc/hosts file.</text:p>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7">100..0.0.41</text:span><text:span text:style-name="T23">”</text:span> and the site DNS servers are “9.14.8.1,9.14.8.2” then you would run the following command.</text:p>
      <text:p text:style-name="Standard"/>
      <text:p text:style-name="Text_20_body"><text:tab/><text:span text:style-name="T9">chdef -t site domain= mycluster.com nameservers= 100.0.0.41 forwarders= <text:tab/><text:tab/><text:tab/>9.14.8.1,9.14.8.2</text:span></text:p>
      <text:p text:style-name="P48"/>
      <text:p text:style-name="Text_20_body">Edit “/etc/resolv.conf” to contain the cluster domain and nameserver. <text:s/>For example:</text:p>
      <text:p text:style-name="P50">search mycluster.com</text:p>
      <text:p text:style-name="P50">nameserver <text:s/><text:span text:style-name="T23">100..0.0.41</text:span></text:p>
      <text:p text:style-name="P47"/>
      <text:p text:style-name="P48">Create xCAT network definitions for all the the cluster networks. This step is covered in more detail later in this documant. (Your network and mask value need to be defined for <text:span text:style-name="T3">makedns</text:span> to be able to set up the correct ip range for the management node to serve.)</text:p>
      <text:p text:style-name="P47"/>
      <text:p text:style-name="P48">Run <text:span text:style-name="T3">makedns</text:span> to create the /etc/named.conf file and populate the <text:span text:style-name="T6">/var/named</text:span> directory with resolution files. </text:p>
      <text:p text:style-name="P49"><text:tab/><text:span text:style-name="T3">makedns</text:span></text:p>
      <text:p text:style-name="P48"/>
      <text:p text:style-name="P57">Start DNS:</text:p>
      <text:p text:style-name="P48"><text:tab/><text:span text:style-name="T9">startsrc -s named</text:span><text:span text:style-name="T6"> </text:span></text:p>
      <text:list text:style-name="L15">
        <text:list-header>
          <text:p text:style-name="P58"/>
        </text:list-header>
      </text:list>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9">chdef -t site -o clustersite domain=mycluster.com <text:s/>nameservers= <text:tab/><text:tab/><text:tab/><text:tab/> 100.0.0.41</text:span></text:p>
      <text:h text:style-name="Heading_20_2" text:outline-level="2"><text:soft-page-break/>Set up NTP (optional)</text:h>
      <text:p text:style-name="P62">To enable the NTP services on the cluster, <text:s/>first configure NTP on the management node and start <text:span text:style-name="T3">ntpd</text:span>.</text:p>
      <text:p text:style-name="P63">Next set the “<text:span text:style-name="T7">ntpservers”</text:span> attribute in the site table. <text:s/>Whatever time servers are listed in this attribute will be used by all the nodes that boot directly from the management node. </text:p>
      <text:p text:style-name="P63">If <text:s/>your nodes have access to the internet you can use the global servers:</text:p>
      <text:p text:style-name="P69">chdef -t site ntpservers= 0.north-america.pool.ntp.org, 1.northamerica.pool.ntp.org,2.north-america.pool.ntp.org,3.northamerica.pool.ntp.org</text:p>
      <text:p text:style-name="P63">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70">chdef -t site <text:s/>ntpservers= myMN</text:p>
      <text:p text:style-name="P70"/>
      <text:h text:style-name="Heading_20_2" text:outline-level="2">Check system services</text:h>
      <text:p text:style-name="Standard"/>
      <text:list text:style-name="L19">
        <text:list-item>
          <text:p text:style-name="P139">inted</text:p>
        </text:list-item>
      </text:list>
      <text:p text:style-name="P156">inetd includes services such as telnet, ftp, bootps, and others. <text:s/><text:span text:style-name="T3">Edit the /etc/inetd.conf file to turn on all services that are needed.</text:span> <text:s/>Ftp and bootp are required for System p node installations. <text:s/>Stop and restart the <text:span text:style-name="T3">inetd</text:span> service after any changes:</text:p>
      <text:p text:style-name="P149">stopsrc -s inetd</text:p>
      <text:p text:style-name="P154">startsrc -s inetd</text:p>
      <text:p text:style-name="P158"/>
      <text:list text:style-name="L20">
        <text:list-item>
          <text:p text:style-name="P140">NFS</text:p>
        </text:list-item>
      </text:list>
      <text:p text:style-name="P156">NFS is required for all NIM installs. <text:s/>Ensure the NFS daemons are running:</text:p>
      <text:p text:style-name="P149">lssrc -g nfs</text:p>
      <text:p text:style-name="P160">If any NFS services are inoperative, you can stop and restart the entire group of services:</text:p>
      <text:p text:style-name="P149">stopsrc -g nfs</text:p>
      <text:p text:style-name="P149">startsrc -g nfs</text:p>
      <text:p text:style-name="P160">There are other system services that NFS depends on such as inetd, portmap, biod, and others. </text:p>
      <text:p text:style-name="P160"/>
      <text:list text:style-name="L21">
        <text:list-item>
          <text:p text:style-name="P165">TFTP</text:p>
          <text:p text:style-name="P164">To check if the TFTP daemonis running.</text:p>
          <text:list>
            <text:list-header>
              <text:p text:style-name="P159">lssrc -a | grep tftpd</text:p>
            </text:list-header>
          </text:list>
        </text:list-item>
      </text:list>
      <text:p text:style-name="P166"/>
      <text:p text:style-name="P160"><text:s text:c="2"/>To stop and start tftp daeon.</text:p>
      <text:p text:style-name="P155"><text:soft-page-break/><text:s/><text:span text:style-name="T6">stopsrc -s tftpd</text:span></text:p>
      <text:p text:style-name="P149"><text:s/>startsrc -s tftpd</text:p>
      <text:p text:style-name="P64"/>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node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text:s/>you will need to manage several levels of OS images you should plan on at least 2G for each.</text:p>
      <text:p text:style-name="P137">You can create the /install file system as part of the rootvg or in its own volume group. The following examples illustrate how to create the /install file system using the root volume group. To create a 5 GB file system called /install you could issue the AIX <text:span text:style-name="T3">crfs</text:span> command: </text:p>
      <text:p text:style-name="P71">crfs -v jfs2 -g rootvg -m /csminstall -a size=5G -a bf=true</text:p>
      <text:p text:style-name="P137"><text:span text:style-name="Strong_20_Emphasis"><text:span text:style-name="T23">The “</text:span></text:span><text:span text:style-name="Strong_20_Emphasis"><text:span text:style-name="T7">-a bf=true</text:span></text:span><text:span text:style-name="Strong_20_Emphasis"><text:span text:style-name="T23">”</text:span></text:span> allows the creation of a large file enabled file system. (For example, if you define the <text:span text:style-name="Strong_20_Emphasis">mksysb</text:span> file, it can use a large amount of space.)</text:p>
      <text:p text:style-name="Text_20_body">After you have created /install, you must mount it, as follows: </text:p>
      <text:p text:style-name="P72"><text:tab/>mount /install</text:p>
      <text:p text:style-name="P137"><text:span text:style-name="T41">Note</text:span><text:span text:style-name="T40">: You can use the AIX SMIT interfaces to create new volume groups and file systems etc. <text:s/>For example, to create a new file system you could use the SMIT fastpath (“crfs”) to go directly to the correct SMIT panel. <text:s/>(Just type “</text:span><text:span text:style-name="T42">smit crfs”.)</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3">tabedit</text:span> command to add and entry to this table. For example: </text:p>
      <text:p text:style-name="Standard"><text:tab/><text:span text:style-name="T9">tabedit passwd</text:span></text:p>
      <text:p text:style-name="P56"/>
      <text:p text:style-name="Standard"><text:span text:style-name="T22">You will need an entry with a</text:span><text:span text:style-name="T6"> “key” </text:span><text:span text:style-name="T22">set to</text:span><text:span text:style-name="T6"> “system”, </text:span><text:span text:style-name="T22">a</text:span><text:span text:style-name="T6"> “username” </text:span><text:span text:style-name="T22">set to</text:span><text:span text:style-name="T6"> “root” </text:span><text:span text:style-name="T22">and the</text:span><text:span text:style-name="T6"> “password” </text:span><text:span text:style-name="T22">attribute set to whatever attribute you want</text:span><text:span text:style-name="T6">.</text:span></text:p>
      <text:p text:style-name="P56"/>
      <text:p text:style-name="P54"><text:soft-page-break/>You can change the passwords on the nodes at any time using <text:span text:style-name="T3">xdsh</text:span> and the AIX <text:span text:style-name="T3">chpasswd</text:span> command.</text:p>
      <text:p text:style-name="P54"/>
      <text:p text:style-name="P54">For example:</text:p>
      <text:p text:style-name="P54"><text:tab/></text:p>
      <text:p text:style-name="P54"><text:tab/><text:span text:style-name="T6">xdsh node01 'echo “root:mypw” | chpasswd -c'</text:span></text:p>
      <text:h text:style-name="Heading_20_1" text:outline-level="1">Deploying AIX diskless nodes using xCAT</text:h>
      <text:h text:style-name="Heading_20_2" text:outline-level="2">Create a diskless image</text:h>
      <text:p text:style-name="P12">In order to boot a diskless AIX node using xCAT and NIM you must create an xCAT <text:span text:style-name="T6">osimage</text:span> definition as well as several NIM resources.</text:p>
      <text:p text:style-name="P12">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2"><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2">By default, the <text:span text:style-name="T3">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9">/usr/bin/chuser fsize=-1 root</text:span></text:p>
      <text:p text:style-name="P12"><text:span text:style-name="T24">There are several NIM resources that must be created in order to deploy a diskless node. The main resource is the NIM SPOT (Shared Product Object Tree). <text:s/>An AIX diskless image is essentially a SPOT. <text:s/>It</text:span><text:span text:style-name="T22"> </text:span>provides a <text:span text:style-name="Strong_20_Emphasis">/usr</text:span> file system for diskless nodes and a root directory whose contents will be used for the initial diskless nodes root directory. It also provides network boot support. <text:s/>The <text:span text:style-name="T3">mknimimage</text:span> command also creates default NIM <text:span text:style-name="T6">lpp_source, root, dump,</text:span> and <text:span text:style-name="T6">paging</text:span> resources.</text:p>
      <text:p text:style-name="P12">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2">”). </text:span></text:p>
      <text:p text:style-name="P12">For example, to create a diskless image called “<text:span text:style-name="T6">61cosi</text:span>” using the AIX product CDs you could issue the following command.</text:p>
      <text:p text:style-name="P12"><text:tab/><text:span text:style-name="T17">mknimimage -t diskless -s /dev/cd0 61cosi</text:span></text:p>
      <text:p text:style-name="P12">(Note that this operation could take a while to complete!)</text:p>
      <text:p text:style-name="P12"><text:soft-page-break/>The command will display a summary of what was created when it completes.</text:p>
      <text:p text:style-name="P12">The NIM resources will be created in a subdirectory of <text:span text:style-name="T4">/install/nim </text:span><text:span text:style-name="T22">by default.</text:span> <text:s/>You can use the “-l” option to specify a different location.</text:p>
      <text:p text:style-name="P12">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2">you could run the command as follows. <text:s/></text:span></text:p>
      <text:p text:style-name="P86"><text:tab/>mknimimage -t diskless -s /dev/cd0 61cosi resolv_conf=61cosi_resolv_conf</text:p>
      <text:p text:style-name="P12"><text:span text:style-name="T3">Any additional NIM resources specified on the command line must be previously created using NIM interfaces. </text:span><text:s/>(Which means NIM must already have been configured previously. )</text:p>
      <text:p text:style-name="P115"><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115">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115">To get details for the NIM resource definitions use the AIX <text:span text:style-name="T3">lsnim</text:span> command. For example, if the name of your SPOT resource is "<text:span text:style-name="T6">61cosi</text:span>" then you could get the details by running: <text:s text:c="2"/></text:p>
      <text:p text:style-name="P115"><text:tab/><text:span text:style-name="T17">lsnim -l 61cosi</text:span></text:p>
      <text:p text:style-name="P115">To see the actual contents of a NIM resource use "<text:span text:style-name="T6">nim -o showres &lt;resource name&gt;</text:span>". <text:s/>For example, to get a list of the software installed in your SPOT you could run:</text:p>
      <text:p text:style-name="P115"><text:s text:c="8"/><text:tab/><text:span text:style-name="T17">nim -o showres <text:s/>61cosi</text:span></text:p>
      <text:h text:style-name="Heading_20_2" text:outline-level="2">Update the SPOT <text:s/>(optional)</text:h>
      <text:list text:style-name="WW8Num18">
        <text:list-item>
          <text:list>
            <text:list-header>
              <text:p text:style-name="P80">The SPOT created in the previous step should be considered the basic <text:span text:style-name="T19">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14">You must install any additional software you need and make any customizations to the image before you boot the nodes.</text:p>
      <text:p text:style-name="P14">It would also be good to add other configuration files such as <text:s/>/etc/passwd etc. <text:s/>These files will be then be available to every node that boots with this image.</text:p>
      <text:p text:style-name="P14">For more information on updating a diskless image see the document <text:s/>called “<text:span text:style-name="T37">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4">See the section titled “Updating diskless nodes”</text:p>
      <text:h text:style-name="Heading_20_3" text:outline-level="3"><text:soft-page-break/>Updating a SPOT with SSH software</text:h>
      <text:p text:style-name="P14">If you wish to use <text:span text:style-name="T3">ssh</text:span> as your remote shell you will have to install <text:span text:style-name="T6">openssl</text:span> and <text:span text:style-name="T6">openssh</text:span> along with several additional requisite software packages.</text:p>
      <text:p text:style-name="P14">To help facilitate this task xCAT ships two AIX installp_bundle files. <text:s/>They are called <text:s/><text:span text:style-name="T44">xCATaixSSL.bnd and <text:s/>xCATaixSSH.bnd, and they are included in the xCAT tar file.</text:span></text:p>
      <text:p text:style-name="P90">The basic process is:</text:p>
      <text:list text:style-name="L22">
        <text:list-item>
          <text:p text:style-name="P91">Copy the required software to the lpp_source resource that you used to create your SPOT.</text:p>
        </text:list-item>
        <text:list-item>
          <text:p text:style-name="P98">Install the software in the SPOT.</text:p>
        </text:list-item>
      </text:list>
      <text:p text:style-name="P89"/>
      <text:p text:style-name="P92">Copy the software.</text:p>
      <text:p text:style-name="P14">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4">For example:</text:p>
      <text:p text:style-name="P93"><text:tab/>nim -o update -a packages=all -a source=/tmp/myimages <text:s/><text:tab/><text:tab/><text:tab/><text:tab/><text:tab/>61cosi_lpp_source</text:p>
      <text:p text:style-name="P95">Install the software into the SPOT.</text:p>
      <text:p text:style-name="P14"><text:span text:style-name="T3">Note</text:span>: I<text:span text:style-name="T19">f the SPOT you want to update is currently allocated the </text:span><text:span text:style-name="T20">chcosi</text:span><text:span text:style-name="T19"> command will automatically attempt to create a copy of the SPOT to update. </text:span><text:span text:style-name="T36">To check to see if the SPOT is allocated you could run the following command.</text:span></text:p>
      <text:p text:style-name="P94"><text:tab/>lsnim -l &lt;spot name&gt;</text:p>
      <text:p text:style-name="P96">Once the chcosi command starts to create a copy of the SPOT do not try to kill the process. <text:s/>It may leave NIM in a corrupted state!</text:p>
      <text:p text:style-name="P97">Run the chcosi command to install the software in the SPOT.</text:p>
      <text:p text:style-name="P93"><text:tab/>chcosi -i -s 61cosi_lpp_source -b xCATaixSSL.bnd <text:s text:c="2"/>61cosi</text:p>
      <text:p text:style-name="P14"/>
      <text:p text:style-name="P93"><text:tab/>chcosi -i -s 61cosi_lpp_source -b xCATaixSSH.bnd <text:s text:c="2"/>61cosi</text:p>
      <text:p text:style-name="P93"/>
      <text:p text:style-name="P14">Note: <text:s/>Make sure the <text:s/>xCATaixSN comes first! <text:s/>There is a temporary issue with the AIX openssh installp package that requires that it be done in a separate bundle file that comes after the <text:s/>xCATaixSN bundle (which contains the openssl dependency.).</text:p>
      <text:h text:style-name="Heading_20_2" text:outline-level="2"><text:soft-page-break/>Define xCAT networks</text:h>
      <text:p text:style-name="P12">Create a network definition for each network that contains cluster nodes. <text:s/>You will need a name for the network and values for the following attributes.</text:p>
      <text:p text:style-name="P5"><text:tab/><text:span text:style-name="T3">net</text:span> <text:s text:c="11"/>The network address.</text:p>
      <text:p text:style-name="P5"><text:tab/><text:span text:style-name="T3">mask</text:span> <text:s text:c="7"/>The network mask.</text:p>
      <text:p text:style-name="P5"><text:tab/><text:span text:style-name="T3">gateway</text:span> <text:s text:c="3"/>The network gateway.</text:p>
      <text:p text:style-name="P19"/>
      <text:p text:style-name="P5">This “How-To” assumes that all the cluster node management interfaces and the xCAT management node interface are on the same network. You can use the xCAT <text:span text:style-name="T3">mkdef</text:span> command to define the network. </text:p>
      <text:p text:style-name="P5"/>
      <text:p text:style-name="P5">For example:</text:p>
      <text:p text:style-name="P5"/>
      <text:p text:style-name="P5"><text:tab/><text:span text:style-name="T17">mkdef -t network -o net1 net=9.114.113.0 mask=255.255.255.224 <text:tab/><text:tab/><text:tab/><text:tab/>gateway=9.114.113.254</text:span></text:p>
      <text:p text:style-name="P23"/>
      <text:list text:style-name="WW8Num18" text:continue-numbering="true">
        <text:list-item>
          <text:list text:continue-numbering="true">
            <text:list-header>
              <text:p text:style-name="P81"><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61">For the processs described in this document we are assuming that the xCAT management node and the LPARs are all on the same network. <text:s/></text:p>
      <text:p text:style-name="P131">However, depending on your specific situation, you may need to create additional NIM network and route definitions. </text:p>
      <text:p text:style-name="P13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131">The following is an example of how to define a new NIM network using the NIM command line interface. <text:s/></text:p>
      <text:p text:style-name="P132">Step 1</text:p>
      <text:p text:style-name="P131">Create a NIM network definition. <text:s/>Assume the NIM name for the new network is “clstr_net”, the network address is “10.0.0.0”, the network mask is “255.0.0.0”, and the default gateway is “10.0.0.247”.</text:p>
      <text:p text:style-name="P136">nim -o define -t ent -a net_addr=10.0.0.0 -a snm=255.0.0.0 -a <text:tab/>routing1='default 10.0.0.247' clstr_net</text:p>
      <text:p text:style-name="P132"><text:soft-page-break/>Step 2</text:p>
      <text:p text:style-name="P131">Create a new interface entry for the NIM “master” definition. <text:s/>Assume that the next available interface index is “2” and the hostname of the NIM master is “xcataixmn”.</text:p>
      <text:p text:style-name="P133"><text:tab/>nim -o change -a if2='clstr_net xcataixmn 0' -a cable_type2=N/A master</text:p>
      <text:p text:style-name="P134">Step 3</text:p>
      <text:p text:style-name="P135">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133"><text:tab/>nim -o change -a routing2='master_net 10.0.0.247 8.124.37.24' <text:tab/><text:tab/><text:tab/>clstr_net</text:p>
      <text:p text:style-name="P132">Step 4</text:p>
      <text:p text:style-name="P77">Verify the definitions by running the following commands.</text:p>
      <text:p text:style-name="P122">lsnim -l master</text:p>
      <text:p text:style-name="P122">lsnim -l master_net</text:p>
      <text:p text:style-name="P122">lsnim -l clstr_net</text:p>
      <text:p text:style-name="P61"/>
      <text:p text:style-name="P61">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Define the HMC as an xCAT node</text:h>
      <text:p text:style-name="P17">The xCAT hardware control support requires that the hardware control point for the nodes also be defined as a cluster node.</text:p>
      <text:p text:style-name="P17">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32">mkdef –t node –o hmc01 groups=”all” <text:s/>nodetype=hmc <text:s/>mgt=hmc <text:s/><text:tab/>username=hscroot <text:s/>password=abc123</text:p>
      <text:h text:style-name="Heading_20_2" text:outline-level="2">Discover the LPARs managed by the HMC</text:h>
      <text:p text:style-name="P17">This step assumes that the LPARs were already created using the standard HMC interfaces. </text:p>
      <text:p text:style-name="P17">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17">To write the stanza format output of <text:span text:style-name="T2">rscan</text:span> to a file called “<text:span text:style-name="T5">mystanzafile”</text:span> run the following command.</text:p>
      <text:p text:style-name="P17"><text:soft-page-break/><text:tab/><text:span text:style-name="T18">rscan –z hmc01 &gt; mystanzafile</text:span></text:p>
      <text:p text:style-name="P17">This file can then be checked and modified as needed. <text:s/>For example you may need to add a different name for the node definition or add additional attributes and values etc. <text:s/></text:p>
      <text:p text:style-name="P17"><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38">The information gathered by the <text:span text:style-name="T2">rscan </text:span>command can be used to create xCAT node definitions.</text:p>
          <text:p text:style-name="P38"/>
          <text:p text:style-name="P38">Since we have put all the node information in a stanza file we can now pass the contents of the file to the <text:span text:style-name="T2">mkdef</text:span> command to add the definitions to the database.</text:p>
          <text:p text:style-name="P38"/>
          <text:p text:style-name="P38"><text:tab/><text:span text:style-name="T18">cat mystanzafile | mkdef –z</text:span></text:p>
        </text:list-header>
      </text:list>
      <text:p text:style-name="P11">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oft-page-break/><text:s text:c="10"/></text:p>
      <text:p text:style-name="Standard">To create several new partitions based on the partition for node clstrn01.</text:p>
      <text:p text:style-name="Standard"/>
      <text:p text:style-name="P65">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11">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11">The command can also be used to do a ping test on the adapter interfaces to determine which ones could be used to perform the network boot. <text:s/>I<text:span text:style-name="T19">n this case the first adapter that can be successfully used to ping the server will be written to the database.</text:span></text:p>
      <text:p text:style-name="P11">Before running <text:span text:style-name="T3">getmacs</text:span> you must first run the <text:span text:style-name="T3">makeconservercf </text:span><text:span text:style-name="T23">command</text:span>. <text:s/>You need to run <text:span text:style-name="T3">makeconservercf</text:span> any time you add new nodes to the cluster.</text:p>
      <text:p text:style-name="P60"><text:tab/> <text:span text:style-name="T9">makeconservercf</text:span></text:p>
      <text:p text:style-name="P11">For example, to retrieve the MAC address for all the nodes in the group “<text:span text:style-name="T6">aixnodes</text:span>” and write the first adapter MAC to the xCAT database you could issue the following command.</text:p>
      <text:p text:style-name="P67"><text:tab/><text:span text:style-name="T8">getmacs aixnodes</text:span></text:p>
      <text:p text:style-name="P68">To display all adapter information but not write anything to the database.</text:p>
      <text:p text:style-name="P68"><text:tab/><text:span text:style-name="T9">getmacs -d <text:s/>aixnodes</text:span></text:p>
      <text:p text:style-name="P11">To retrieve the MAC address and do a ping test to determine which adapter MAC to use for the node you could issue the following command. <text:s/>(The ping operation may take a while to complete.)</text:p>
      <text:p text:style-name="P67"><text:tab/><text:span text:style-name="T9">getmacs -d aixnodes -S 10.14.0.2 -G 10.14.0.2 -C 10.14.0.4</text:span></text:p>
      <text:p text:style-name="P67">The output would be similar to the following.</text:p>
      <text:p text:style-name="P74"># Type <text:s text:c="2"/>Location Code <text:s text:c="2"/>MAC Address <text:s/>Full Path Name <text:s/>Ping Result <text:s/>Device Type</text:p>
      <text:p text:style-name="Text_20_body"><text:span text:style-name="T39">ent U9125.F2A.024C362-V6-C2-T1 fef9dfb7</text:span><text:span text:style-name="T30">c602 </text:span><text:a xlink:type="simple" xlink:href="/vdevice/l-lan@30000002"><text:span text:style-name="T26">/vdevice/l-lan@30000002</text:span></text:a><text:span text:style-name="T30"> <text:s/>successfu</text:span><text:span text:style-name="T31">l</text:span><text:span text:style-name="T39"> virtual</text:span></text:p>
      <text:p text:style-name="P74"><text:soft-page-break/>ent U9125.F2A.024C362-V6-C3-T1 fef9dfb7c603 /vdevice/l-lan@30000003 unsuccessful virtual</text:p>
      <text:p text:style-name="P75">From this result you can see that “ <text:span text:style-name="T39">fef9dfb7c602</text:span><text:span text:style-name="T38">” should be used for this nodes MAC address.</text:span></text:p>
      <text:p text:style-name="Text_20_body">For more information on using the <text:span text:style-name="T3">getmacs</text:span> command see the man page.</text:p>
      <text:p text:style-name="P76">To add the MAC value to the node definition you can use the <text:span text:style-name="T3">chdef</text:span> command. <text:s/>For example:</text:p>
      <text:p text:style-name="P14"><text:span text:style-name="T6"><text:tab/>chdef -t node node01 mac=fef9dfb7c603</text:span></text:p>
      <text:h text:style-name="P8" text:outline-level="2">Define xCAT groups (optional)</text:h>
      <text:list text:style-name="WW8Num2" text:continue-numbering="true">
        <text:list-header>
          <text:p text:style-name="P38"/>
          <text:p text:style-name="P38">There are two basic ways to create xCAT node groups. <text:s text:c="2"/>You can either set the “groups” attribute of the node definition or you can create a group directly. <text:s/></text:p>
        </text:list-header>
      </text:list>
      <text:p text:style-name="P167"/>
      <text:p text:style-name="P167">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38"/>
        </text:list-header>
      </text:list>
      <text:p text:style-name="P12"><text:tab/><text:span text:style-name="T15">chdef -p –t node –o node01,node02,node03 groups=aixnodes </text:span></text:p>
      <text:p text:style-name="P12">The “-p” option specifies that “aixnodes” be added to any existing value for the “groups” attribute.</text:p>
      <text:list text:style-name="WW8Num2" text:continue-numbering="true">
        <text:list-header>
          <text:p text:style-name="P38">The second option would be to create a new group definition directly using the <text:span text:style-name="T2">mkdef</text:span> command as follows.</text:p>
          <text:p text:style-name="P38"/>
        </text:list-header>
      </text:list>
      <text:p text:style-name="P12"><text:tab/><text:span text:style-name="T15">mkdef –t group –o aixnodes members=”node01,node02,node03”</text:span></text:p>
      <text:p text:style-name="P15">These two options will result in exactly the same definitions and attribute values being created.</text:p>
      <text:h text:style-name="Heading_20_2" text:outline-level="2"><text:span text:style-name="_20_Char"><text:s/></text:span><text:span text:style-name="_20_Char"><text:span text:style-name="T32">Set up post boot scripts (optional)</text:span></text:span></text:h>
      <text:list text:style-name="L1">
        <text:list-header>
          <text:p text:style-name="P51"><text:span text:style-name="_20_Char"><text:span text:style-name="T24"/></text:span></text:p>
        </text:list-header>
      </text:list>
      <text:p text:style-name="Standard"><text:span text:style-name="_20_Char"><text:span text:style-name="T24">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4"/></text:span></text:p>
      <text:p text:style-name="Standard"><text:span text:style-name="_20_Char"><text:span text:style-name="T24">To have your script run on the nodes:</text:span></text:span></text:p>
      <text:list text:style-name="L2">
        <text:list-item>
          <text:p text:style-name="P52"><text:span text:style-name="_20_Char"><text:span text:style-name="T24">Put a copy of your script in /install/postscripts on the xCAT management node. <text:s/>(Make sure it is executable.)</text:span></text:span></text:p>
        </text:list-item>
        <text:list-item>
          <text:p text:style-name="P52"><text:span text:style-name="_20_Char"><text:span text:style-name="T24">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4"/></text:span></text:p>
      <text:p text:style-name="Standard"><text:span text:style-name="_20_Char"><text:span text:style-name="T24"><text:tab/><text:tab/></text:span></text:span><text:span text:style-name="_20_Char"><text:span text:style-name="T25">chdef -t node -o node01 postscripts=foo,bar</text:span></text:span></text:p>
      <text:p text:style-name="Standard"><text:soft-page-break/><text:span text:style-name="_20_Char"><text:span text:style-name="T25"/></text:span></text:p>
      <text:p text:style-name="P28"><text:span text:style-name="_20_Char"><text:span text:style-name="T28">The order of the scripts in the list determines the order in which they will be run.</text:span></text:span></text:p>
      <text:p text:style-name="Standard"><text:span text:style-name="_20_Char"><text:span text:style-name="T24"/></text:span></text:p>
      <text:p text:style-name="Standard"><text:span text:style-name="_20_Char"><text:span text:style-name="T24">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4"> or </text:span></text:span><text:span text:style-name="_20_Char"><text:span text:style-name="T29">tabedit</text:span></text:span><text:span text:style-name="_20_Char"><text:span text:style-name="T24"> command.</text:span></text:span></text:p>
      <text:p text:style-name="Standard"><text:span text:style-name="_20_Char"><text:span text:style-name="T51"/></text:span></text:p>
      <text:h text:style-name="Heading_20_2" text:outline-level="2"><text:span text:style-name="_20_Char"><text:span text:style-name="T51">Verify the node definitions</text:span></text:span></text:h>
      <text:p text:style-name="P11">Verify that the node definitions include the required information.</text:p>
      <text:p text:style-name="P11">To get a listing of the node definitions you can use the <text:span text:style-name="T3">lsdef</text:span> command. <text:s text:c="2"/>For example, to display the definitions of all nodes in the group “aixnodes” you could run the following command.</text:p>
      <text:p text:style-name="P11"><text:tab/><text:span text:style-name="T6">lsdef -t node -l -o aixnodes</text:span></text:p>
      <text:p text:style-name="P11">The output for one diskless node might look something like the following:</text:p>
      <text:p text:style-name="P66">Object name: clstrn02</text:p>
      <text:p text:style-name="P66"><text:s text:c="4"/>cons=hmc</text:p>
      <text:p text:style-name="P66"><text:s text:c="4"/>groups=lpar,all</text:p>
      <text:p text:style-name="P66"><text:s text:c="4"/>hcp=clstrhmc01</text:p>
      <text:p text:style-name="P66"><text:s text:c="4"/>hostnames=clstrn02.mycluster.com</text:p>
      <text:p text:style-name="P66"><text:s text:c="4"/>id=2</text:p>
      <text:p text:style-name="P66"><text:s text:c="4"/>ip=10.1.3.2</text:p>
      <text:p text:style-name="P66"><text:s text:c="4"/>mac=001a64f9bfc9</text:p>
      <text:p text:style-name="P66"><text:s text:c="4"/>mgt=hmc</text:p>
      <text:p text:style-name="P66"><text:s text:c="4"/>nodetype=lpar,osi</text:p>
      <text:p text:style-name="P66"><text:s text:c="4"/>os=AIX</text:p>
      <text:p text:style-name="P66"><text:s text:c="4"/>parent=clstrf1fsp03-9125-F2A-SN024C352</text:p>
      <text:p text:style-name="P66"><text:s text:c="4"/>pprofile=compute</text:p>
      <text:p text:style-name="P11">Most of these attributes should have been filled in automatically by xCAT. <text:s text:c="2"/></text:p>
      <text:p text:style-name="P11"><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51">Initialize the AIX/NIM diskless nodes</text:span></text:span></text:h>
      <text:p text:style-name="Standard"><text:span text:style-name="_20_Char"/></text:p>
      <text:p text:style-name="P9"><text:soft-page-break/><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9"><text:span text:style-name="_20_Char"/></text:p>
      <text:p text:style-name="P9"><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9"><text:span text:style-name="_20_Char"/></text:p>
      <text:p text:style-name="P9"><text:span text:style-name="_20_Char"><text:tab/></text:span><text:span text:style-name="_20_Char"><text:span text:style-name="T17">mkdsklsnode </text:span></text:span><text:span text:style-name="_20_Char"><text:span text:style-name="T27">-i </text:span></text:span><text:span text:style-name="_20_Char"><text:span text:style-name="T17">61cosi aixnodes</text:span></text:span></text:p>
      <text:p text:style-name="P28"><text:span text:style-name="_20_Char"><text:span text:style-name="T6"/></text:span></text:p>
      <text:list text:style-name="WW8Num18" text:continue-numbering="true">
        <text:list-item>
          <text:list text:continue-numbering="true">
            <text:list-header>
              <text:p text:style-name="P79">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16">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27">lsnim -l node01</text:p>
      <text:p text:style-name="P13"><text:span text:style-name="T3">Note:</text:span> </text:p>
      <text:p text:style-name="P26">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Verifying the node initialization before booting (optional)</text:h>
      <text:p text:style-name="P13">Once the <text:span text:style-name="T3">mkdsklsnode</text:span> command completes you can check several things to see if it has been initialized correctly. <text:s text:c="2"/></text:p>
      <text:list text:style-name="L23">
        <text:list-item>
          <text:p text:style-name="P101">The /etc/bootptab, /etc/exports files. <text:s/></text:p>
        </text:list-item>
        <text:list-item>
          <text:p text:style-name="P101">The node info file in the /tftpboot directory.</text:p>
        </text:list-item>
        <text:list-item>
          <text:p text:style-name="P104"><text:span text:style-name="T12">The NIM node definition for the node. (“</text:span><text:span text:style-name="T16">lsnim -l node01”)</text:span></text:p>
        </text:list-item>
      </text:list>
      <text:h text:style-name="Heading_20_2" text:outline-level="2">Open a remote console (optional)</text:h>
      <text:p text:style-name="P12">You can open a remote console to monitor the boot progress using the xCAT <text:span text:style-name="T2">rcons</text:span> command. <text:s/>This command requires that you have <text:span text:style-name="T3">conserver</text:span> installed and configured. <text:s/></text:p>
      <text:p text:style-name="P103">If you wish to monitor a network installation you must run rcons before initiating a network boot.</text:p>
      <text:p text:style-name="P78"><text:tab/><text:tab/>To configure conserver run:</text:p>
      <text:p text:style-name="P121">makeconservercf <text:s text:c="3"/></text:p>
      <text:p text:style-name="P12">To start a console:</text:p>
      <text:p text:style-name="P121">rcons node01</text:p>
      <text:p text:style-name="P99">Note: <text:s/>You must always run makeconservercf after you define new cluster nodes.</text:p>
      <text:h text:style-name="Heading_20_2" text:outline-level="2"><text:soft-page-break/>Initiate a network boot</text:h>
      <text:p text:style-name="P11">Initiate a remote network boot request using the xCAT <text:span text:style-name="T3">rnetboot</text:span> command. <text:s/>For example, to initiate a network boot of all nodes in the group “<text:span text:style-name="T6">aixnodes</text:span>” you could issue the following command.</text:p>
      <text:p text:style-name="P30">rnetboot <text:s/>aixnodes</text:p>
      <text:p text:style-name="P29"><text:span text:style-name="T3">Note</text:span>: If you receive timeout errors from the <text:span text:style-name="T3">rnetboot</text:span> command, you may need to increase the default 60-second timeout to a larger value by setting ppctimeout in the site table:</text:p>
      <text:p text:style-name="P22">chdef -t site -o clustersite ppctimeout=180</text:p>
      <text:h text:style-name="Heading_20_2" text:outline-level="2">Verify the deployment</text:h>
      <text:list text:style-name="WW8Num33">
        <text:list-item text:start-value="1">
          <text:p text:style-name="P82">You can use the AIX <text:span text:style-name="kwd"><text:span text:style-name="T2">lsnim</text:span></text:span> command to see the state of the NIM installation for a particular node, by running the following command on the NIM master: </text:p>
          <text:p text:style-name="P87"><text:span text:style-name="T15">lsnim -l &lt;</text:span><text:span text:style-name="var"><text:span text:style-name="T15">clientname&gt;</text:span></text:span></text:p>
        </text:list-item>
        <text:list-item>
          <text:p text:style-name="P82">Retry and troubleshooting tips: </text:p>
        </text:list-item>
      </text:list>
      <text:list text:style-name="L3">
        <text:list-item>
          <text:p text:style-name="P116">For p6 lpars, it may be helpful to bring up the HMC web interface in a browser and watch the lpar status and reference codes as the node boots.</text:p>
        </text:list-item>
        <text:list-item>
          <text:p text:style-name="P116">Verify network connections</text:p>
        </text:list-item>
        <text:list-item>
          <text:p text:style-name="P116">If the <text:span text:style-name="T3">rnetboot</text:span> returns “unsuccessful” for a node, verify that bootp and tftp is configured and running properly.</text:p>
        </text:list-item>
        <text:list-item>
          <text:p text:style-name="P123">View <text:span text:style-name="T6">/etc/bootptab</text:span> to make sure an entry exists for the node.</text:p>
        </text:list-item>
        <text:list-item>
          <text:p text:style-name="P123">Verify that the information in /tftpboot/&lt;node&gt;.info is correct.</text:p>
        </text:list-item>
        <text:list-item>
          <text:p text:style-name="P123">Stop and restart inetd:</text:p>
        </text:list-item>
      </text:list>
      <text:p text:style-name="P141">stopsrc -s inetd</text:p>
      <text:p text:style-name="P141">startsrc -s inetd</text:p>
      <text:list text:style-name="L4">
        <text:list-item>
          <text:p text:style-name="P147">Stop and restart tftp:</text:p>
        </text:list-item>
      </text:list>
      <text:p text:style-name="P141">stopsrc -s tftp</text:p>
      <text:p text:style-name="P141">startsrc -s tftp</text:p>
      <text:list text:style-name="L4">
        <text:list-item text:start-value="1">
          <text:p text:style-name="P147"/>
        </text:list-item>
      </text:list>
      <text:list text:style-name="L3">
        <text:list-item text:start-value="1">
          <text:p text:style-name="P116">Verify NFS is running properly and mounts can be performed with this NFS server:</text:p>
        </text:list-item>
        <text:list-item>
          <text:p text:style-name="P123">View <text:span text:style-name="T6">/etc/exports</text:span> for correct mount information. <text:s/></text:p>
        </text:list-item>
        <text:list-item>
          <text:p text:style-name="P123">Run the <text:span text:style-name="T3">showmount</text:span> and <text:span text:style-name="T3">exportfs</text:span> commands. </text:p>
        </text:list-item>
        <text:list-item>
          <text:p text:style-name="P123">Stop and restart the NFS and related daemons:</text:p>
        </text:list-item>
      </text:list>
      <text:p text:style-name="P145">stopsrc -g nfs</text:p>
      <text:p text:style-name="P145">startsrc -g nfs</text:p>
      <text:list text:style-name="L3">
        <text:list-item text:start-value="1">
          <text:p text:style-name="P129">Attempt to mount a file system from another system on the network.</text:p>
        </text:list-item>
        <text:list-item>
          <text:p text:style-name="P120">If the <text:span text:style-name="T3">rnetboot</text:span> operation is successful, but <text:span text:style-name="T3">lsnim</text:span> shows that the node is stuck at one of the netboot phases, you may need to redo your NIM definitions. <text:s/></text:p>
        </text:list-item>
      </text:list>
      <text:h text:style-name="P39" text:outline-level="1"><text:soft-page-break/>Special Cases</text:h>
      <text:h text:style-name="P40" text:outline-level="2">Using other NIM resources.</text:h>
      <text:list text:style-name="L7">
        <text:list-header>
          <text:p text:style-name="P84"><text:span text:style-name="T33">When you run the </text:span><text:span text:style-name="T34">mknimimage</text:span><text:span text:style-name="T33"> command to create a new xCAT </text:span><text:span text:style-name="T35">osimage</text:span><text:span text:style-name="T33"> definition it will create default NIM resources and add their names to the </text:span><text:span text:style-name="T35">osimage</text:span><text:span text:style-name="T33"> definition. <text:s/>It is also possible to specify additional or different NIM resources to use for the </text:span><text:span text:style-name="T35">osimage</text:span><text:span text:style-name="T33">.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36">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36"><text:s text:c="10"/><text:span text:style-name="T6">mknimimage -t diskless -s /dev/cd0 611cosi tmp=mytmp home=myhome</text:span></text:p>
      <text:p text:style-name="P37">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37">See the NIM documentation for more information on supported diskless resources.</text:p>
      <text:h text:style-name="P40"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3">command. <text:s text:c="2"/>When creating the </text:span><text:span text:style-name="T7">osimage</text:span><text:span text:style-name="T23">,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40" text:outline-level="2">Specifying additional values for the NIM node initialization.</text:h>
      <text:p text:style-name="P35">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text:soft-page-break/>“attr=val [attr=val ...]” option. <text:s/>See the <text:span text:style-name="T3">mkdsklsnode</text:span> <text:span text:style-name="T3">man</text:span> page for the details of what attributes and values are supported.</text:p>
      <text:p text:style-name="P35">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9">Use the xCAT <text:span text:style-name="T3">rmdsklsnode</text:span> command to remove all NIM machine definitions that were created for the specified xCAT nodes. <text:s text:c="2"/>This command <text:span text:style-name="T19">will not</text:span><text:span text:style-name="T36">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6">rmdsklsnode node01</text:span></text:p>
      <text:p text:style-name="P9"/>
      <text:p text:style-name="P9">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9"/>
      <text:p text:style-name="P9">For example, to remove the NIM machine definition associated with the xCAT node named “node2” and the <text:span text:style-name="T6">osimage</text:span> named “61spot” you could run the following command. </text:p>
      <text:p text:style-name="P9"/>
      <text:p text:style-name="P9"><text:tab/><text:span text:style-name="T6">rmdsklsnode -i 61spot node02</text:span></text:p>
      <text:p text:style-name="P9"/>
      <text:p text:style-name="P9">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9"/>
      <text:p text:style-name="P9">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18"/>
      <text:h text:style-name="Heading_20_2" text:outline-level="2"><text:soft-page-break/>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9">If necessary, you can also remove the NIM definitions directly by using NIM commands. See the AIX/NIM documentation for details.</text:p>
      <text:h text:style-name="Heading_20_1" text:outline-level="1">Notes</text:h>
      <text:h text:style-name="Heading_20_2" text:outline-level="2">Terminology</text:h>
      <text:p text:style-name="P31">image</text:p>
      <text:p text:style-name="P21">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20"/>
      <text:p text:style-name="P21"><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9">not</text:span> node specific and can be used to deploy multiple nodes. <text:s text:c="2"/>It contains all the information that will be needed by the underlying xCAT and NIM support to deploy the node.</text:p>
      <text:p text:style-name="P21"/>
      <text:p text:style-name="P21"><text:span text:style-name="T3">COSI</text:span> - <text:s/>A Common Operating System Image is the name used by AIX/NIM to refer to a SPOT resource. <text:s/>From the NIM perspective this would be an AIX diskless image. <text:s/></text:p>
      <text:p text:style-name="P20"/>
      <text:p text:style-name="P10"><text:tab/><text:span text:style-name="T3">diskless node</text:span></text:p>
      <text:p text:style-name="P20"><text:span text:style-name="T23">The operating system is not stored on local disk. <text:s/>For AIX systems this means the file systems are mounted from a NIM server. <text:s/>NIM also supports the concept of a </text:span><text:span text:style-name="T7">dataless</text:span><text:span text:style-name="T23"> system which has some limited disk space that can be used for certain file systems. <text:s text:c="2"/>See the “Special Cases” section below for information on using additional NIM features.</text:span></text:p>
      <text:p text:style-name="P10"/>
      <text:p text:style-name="P10"><text:soft-page-break/><text:tab/><text:span text:style-name="T3">diskfull node </text:span></text:p>
      <text:p text:style-name="P20">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20"/>
      <text:h text:style-name="Heading_20_2" text:outline-level="2">NIM diskless resources</text:h>
      <text:p text:style-name="P5">The following list describes the required and optional resources that are managed by NIM to support diskless and dataless clients.</text:p>
      <text:p text:style-name="P5"/>
      <text:p text:style-name="Text_20_body"><text:span text:style-name="T11">boot</text:span> </text:p>
      <text:p text:style-name="P25">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25">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25">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25">The network boot images used to boot clients are constructed from software installed in the <text:span text:style-name="T1">SPOT</text:span>.</text:p>
      <text:p text:style-name="P25">A <text:span text:style-name="T1">SPOT</text:span> resource is required for both diskless and dataless clients.</text:p>
      <text:p text:style-name="P34">root</text:p>
      <text:p text:style-name="P25">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25">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25">A <text:span text:style-name="T1">root</text:span> resource is required for both diskless and dataless clients.</text:p>
      <text:p text:style-name="P25">This resource is managed automatically by NIM.</text:p>
      <text:p text:style-name="P34">dump</text:p>
      <text:p text:style-name="P24"><text:span text:style-name="T10">Defined as a parent directory for client dump files. The client dump file in the </text:span><text:span text:style-name="T11">dump</text:span><text:span text:style-name="T10"> resource is mounted as the dump device for the client. </text:span></text:p>
      <text:p text:style-name="P25">A <text:span text:style-name="T1">dump</text:span> resource is required for both diskless and dataless clients. </text:p>
      <text:p text:style-name="P25"><text:soft-page-break/>This resource is managed automatically by NIM.</text:p>
      <text:p text:style-name="Text_20_body"><text:span text:style-name="T11">paging</text:span> </text:p>
      <text:p text:style-name="P24"><text:span text:style-name="T10">Defined as a parent directory for client paging files. The client paging file in the </text:span><text:span text:style-name="T11">paging</text:span><text:span text:style-name="T10"> resource is mounted as the paging device for the client. </text:span></text:p>
      <text:p text:style-name="P25">A <text:span text:style-name="T1">paging</text:span> resource is required for diskless clients and optional for dataless clients.</text:p>
      <text:p text:style-name="P25">This resource is managed automatically by NIM.</text:p>
      <text:p text:style-name="Text_20_body"><text:span text:style-name="T11">home</text:span> </text:p>
      <text:p text:style-name="P25">Defined as a parent directory for client <text:span text:style-name="T1">/home</text:span> directories. The client directory in the <text:span text:style-name="T1">home</text:span> resource is mounted as the <text:span text:style-name="T1">/home</text:span> file system on the client. </text:p>
      <text:p text:style-name="P24"><text:span text:style-name="T10">A </text:span><text:span text:style-name="T11">home</text:span><text:span text:style-name="T10"> resource is optional for both diskless and dataless clients.</text:span></text:p>
      <text:p text:style-name="Text_20_body"><text:span text:style-name="T11">shared_home</text:span> </text:p>
      <text:p text:style-name="P25">Defined as a <text:span text:style-name="T1">/home</text:span> directory shared by clients. All clients that use a <text:span text:style-name="T1">shared_home</text:span> resource will mount the same directory as the <text:span text:style-name="T1">/home</text:span> file system. </text:p>
      <text:p text:style-name="P25">A <text:span text:style-name="T1">shared_home</text:span> resource is optional for both diskless and dataless clients.</text:p>
      <text:p text:style-name="Text_20_body"><text:span text:style-name="T11">tmp</text:span> </text:p>
      <text:p text:style-name="P25">Defined as a parent directory for client <text:span text:style-name="T1">/tmp</text:span> directories. The client directory in the <text:span text:style-name="T1">tmp</text:span> resource is mounted as the <text:span text:style-name="T1">/tmp</text:span> file system on the client. </text:p>
      <text:p text:style-name="P25">A <text:span text:style-name="T1">tmp</text:span> resource is optional for both diskless and dataless clients.</text:p>
      <text:p text:style-name="Text_20_body"><text:span text:style-name="T11">resolv_conf</text:span> </text:p>
      <text:p text:style-name="P25">This resource is a file that contains nameserver IP addresses and a network domain name. </text:p>
      <text:p text:style-name="P25">It is copied to the <text:span text:style-name="T1">/etc/resolv.conf</text:span> file in the client's root directory.</text:p>
      <text:p text:style-name="P24"><text:span text:style-name="T10">A </text:span><text:span text:style-name="T11">resolv_conf</text:span><text:span text:style-name="T10"> resource is optional for both diskless and dataless clients.</text:span></text:p>
      <text:p text:style-name="P5">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05"><text:span text:style-name="T1">mkcosi <text:s text:c="3"/></text:span>Create a COSI (SPOT) for a thin server (diskless or <text:tab/><text:tab/>dataless client) to mount and use.</text:p>
        </text:list-item>
        <text:list-item>
          <text:p text:style-name="P105"><text:soft-page-break/><text:span text:style-name="T3">chcosi </text:span><text:s text:c="3"/>Manages a Common Operating System Image <text:tab/><text:tab/><text:tab/>(COSI).</text:p>
        </text:list-item>
        <text:list-item>
          <text:p text:style-name="P105"><text:span text:style-name="T1">cpcosi <text:s text:c="4"/></text:span>Create a copy of a COSI (SPOT).</text:p>
        </text:list-item>
        <text:list-item>
          <text:p text:style-name="P105"><text:span text:style-name="T1">lscosi <text:s text:c="6"/></text:span>List the properties of a COSI (SPOT).</text:p>
        </text:list-item>
        <text:list-item>
          <text:p text:style-name="P105"><text:span text:style-name="T1">rmcosi <text:s text:c="2"/></text:span>Remove a COSI (SPOT) from the NIM environment.</text:p>
        </text:list-item>
      </text:list>
      <text:h text:style-name="Heading_20_3" text:outline-level="3">Thin server commands</text:h>
      <text:p text:style-name="P13">AIX provides several commands that can be used to manage diskless (also called thin server) nodes. <text:s/>See the AIX man pages for further details.</text:p>
      <text:list text:style-name="L14">
        <text:list-item>
          <text:p text:style-name="P110"><text:span text:style-name="T1">mkts <text:s text:c="2"/></text:span>Create a thin server and all necessary resources.</text:p>
        </text:list-item>
        <text:list-item>
          <text:p text:style-name="P110"><text:span text:style-name="T1">lsts <text:s text:c="4"/></text:span>List the status and software content of a thin server.</text:p>
        </text:list-item>
        <text:list-item>
          <text:p text:style-name="P110"><text:span text:style-name="T1">swts <text:s text:c="2"/></text:span>Switch a thin server to a different COSI. </text:p>
        </text:list-item>
        <text:list-item>
          <text:p text:style-name="P110"><text:span text:style-name="T1">dbts <text:s text:c="3"/></text:span>Perform a debug boot on a thin server.</text:p>
        </text:list-item>
        <text:list-item>
          <text:p text:style-name="P110"><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09-04-16T14:38:54</dc:date>
    <meta:print-date>2008-05-29T09:58:11</meta:print-date>
    <meta:editing-cycles>216</meta:editing-cycles>
    <meta:editing-duration>P3DT13H36M59S</meta:editing-duration>
    <meta:user-defined meta:name="Info 1"/>
    <meta:user-defined meta:name="Info 2"/>
    <meta:user-defined meta:name="Info 3"/>
    <meta:user-defined meta:name="Info 4"/>
    <meta:document-statistic meta:table-count="0" meta:image-count="0" meta:object-count="0" meta:page-count="22" meta:paragraph-count="427" meta:word-count="6980" meta:character-count="41252"/>
  </office:meta>
</office:document-meta>
</file>